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7105" officeooo:paragraph-rsid="001a7105"/>
    </style:style>
    <style:style style:name="P2" style:family="paragraph" style:parent-style-name="Standard">
      <style:paragraph-properties fo:text-align="end" style:justify-single-word="false"/>
      <style:text-properties fo:font-size="10pt" officeooo:rsid="001a7105" officeooo:paragraph-rsid="001a7105" style:font-size-asian="10pt" style:font-size-complex="10pt"/>
    </style:style>
    <style:style style:name="P3" style:family="paragraph" style:parent-style-name="Standard">
      <style:text-properties fo:font-weight="bold" officeooo:rsid="001a7105" officeooo:paragraph-rsid="001a7105" style:font-weight-asian="bold" style:font-weight-complex="bold"/>
    </style:style>
    <style:style style:name="P4" style:family="paragraph" style:parent-style-name="Standard">
      <style:text-properties fo:font-weight="bold" officeooo:rsid="001a7105" officeooo:paragraph-rsid="002307fc" style:font-weight-asian="bold" style:font-weight-complex="bold"/>
    </style:style>
    <style:style style:name="P5" style:family="paragraph" style:parent-style-name="Standard">
      <style:text-properties fo:font-weight="normal" officeooo:rsid="001a7105" officeooo:paragraph-rsid="001a7105" style:font-weight-asian="normal" style:font-weight-complex="normal"/>
    </style:style>
    <style:style style:name="P6" style:family="paragraph" style:parent-style-name="Standard">
      <style:text-properties fo:font-weight="normal" officeooo:rsid="001a7105" officeooo:paragraph-rsid="002307fc" style:font-weight-asian="normal" style:font-weight-complex="normal"/>
    </style:style>
    <style:style style:name="P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8" style:family="paragraph" style:parent-style-name="Standard">
      <style:text-properties fo:color="#cccccc" loext:opacity="100%" style:font-name="Droid Sans Mono" fo:font-size="10.5pt" fo:font-weight="normal" officeooo:paragraph-rsid="001a7105" fo:background-color="#1f1f1f"/>
    </style:style>
    <style:style style:name="P9" style:family="paragraph" style:parent-style-name="Standard">
      <style:paragraph-properties fo:margin-top="0cm" fo:margin-bottom="0.499cm" style:contextual-spacing="false" style:line-height-at-least="0.503cm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f1f1f"/>
    </style:style>
    <style:style style:name="P12" style:family="paragraph" style:parent-style-name="Standard">
      <style:text-properties fo:color="#6a9955" loext:opacity="100%" style:font-name="Droid Sans Mono" fo:font-size="10.5pt" fo:font-weight="normal" officeooo:paragraph-rsid="001a7105" fo:background-color="#1f1f1f"/>
    </style:style>
    <style:style style:name="P13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4" style:family="paragraph" style:parent-style-name="Standard">
      <style:paragraph-properties style:line-height-at-least="0.503cm"/>
      <style:text-properties fo:color="#dcdcaa" loext:opacity="100%" style:font-name="Droid Sans Mono" fo:font-size="10.5pt" fo:font-weight="normal" fo:background-color="#1f1f1f"/>
    </style:style>
    <style:style style:name="P15" style:family="paragraph" style:parent-style-name="Standard">
      <style:text-properties fo:font-weight="normal" officeooo:rsid="001a7105" officeooo:paragraph-rsid="0028db90" style:font-weight-asian="normal" style:font-weight-complex="normal"/>
    </style:style>
    <style:style style:name="P16" style:family="paragraph" style:parent-style-name="Standard">
      <style:text-properties fo:font-weight="bold" officeooo:rsid="001a7105" officeooo:paragraph-rsid="0028db90" style:font-weight-asian="bold" style:font-weight-complex="bold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569cd6" loext:opacity="100%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973c5" style:font-weight-asian="normal" style:font-weight-complex="normal"/>
    </style:style>
    <style:style style:name="T11" style:family="text">
      <style:text-properties officeooo:rsid="0024413c"/>
    </style:style>
    <style:style style:name="T12" style:family="text">
      <style:text-properties officeooo:rsid="00265d22"/>
    </style:style>
    <style:style style:name="T13" style:family="text">
      <style:text-properties fo:color="#d7ba7d" loext:opacity="100%"/>
    </style:style>
    <style:style style:name="T14" style:family="text">
      <style:text-properties officeooo:rsid="0029fa46"/>
    </style:style>
    <style:style style:name="T15" style:family="text">
      <style:text-properties officeooo:rsid="002b6f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удент группы ИС-27 Васильченко Д.А</text:p>
      <text:p text:style-name="P1"/>
      <text:p text:style-name="P1"/>
      <text:p text:style-name="P3">Практическое занятие №<text:span text:style-name="T11">1</text:span><text:span text:style-name="T12">3</text:span></text:p>
      <text:p text:style-name="P5"/>
      <text:p text:style-name="P4">Тема: <text:span text:style-name="T9">закрепи</text:span><text:span text:style-name="T10">л</text:span><text:span text:style-name="T9"> усвоенные знания, понятия, алгоритмы, основные принципы составления</text:span></text:p>
      <text:p text:style-name="P6">программ, приобр<text:span text:style-name="T15">ёл</text:span> навыки составление программ с матрицами в IDE</text:p>
      <text:p text:style-name="P6">PyCharm Community.</text:p>
      <text:p text:style-name="P5"/>
      <text:p text:style-name="P3">Постановка задачи.</text:p>
      <text:p text:style-name="P3"/>
      <text:p text:style-name="P12"># 2. Если в матрице имеются положительные элементы, то вывести TRUE, иначе FALSE.</text:p>
      <text:p text:style-name="P7"/>
      <text:p text:style-name="P12"/>
      <text:p text:style-name="P12"/>
      <text:p text:style-name="P13"/>
      <text:p text:style-name="P3"/>
      <text:p text:style-name="P3"/>
      <text:p text:style-name="P3">Текст программы:</text:p>
      <text:p text:style-name="P3"/>
      <text:p text:style-name="P8"><text:span text:style-name="T6">import</text:span> <text:span text:style-name="T3">random</text:span></text:p>
      <text:p text:style-name="P9"/>
      <text:p text:style-name="P7"><text:span text:style-name="T1">rows_matrix</text:span> <text:span text:style-name="T2">=</text:span> <text:span text:style-name="T3">int</text:span>(<text:span text:style-name="T4">input</text:span>(<text:span text:style-name="T5">'Введите количество строк матрицы: '</text:span>))</text:p>
      <text:p text:style-name="P7"><text:span text:style-name="T1">matrix</text:span> <text:span text:style-name="T2">=</text:span> [([<text:span text:style-name="T3">random</text:span>.<text:span text:style-name="T1">randint</text:span>(<text:span text:style-name="T2">-</text:span><text:span text:style-name="T7">4</text:span>, <text:span text:style-name="T7">2</text:span>) <text:span text:style-name="T6">for</text:span> <text:span text:style-name="T1">i</text:span> <text:span text:style-name="T6">in</text:span> <text:span text:style-name="T3">range</text:span>(<text:span text:style-name="T1">rows_matrix</text:span>)]) <text:span text:style-name="T6">for</text:span> <text:span text:style-name="T1">i</text:span> <text:span text:style-name="T6">in</text:span> <text:span text:style-name="T3">range</text:span>(<text:span text:style-name="T1">rows_matrix</text:span>)]</text:p>
      <text:p text:style-name="P7"><text:span text:style-name="T1">flag</text:span> <text:span text:style-name="T2">=</text:span> <text:span text:style-name="T8">False</text:span></text:p>
      <text:p text:style-name="P10"/>
      <text:p text:style-name="P7"><text:span text:style-name="T4">print</text:span>(<text:span text:style-name="T5">'</text:span><text:span text:style-name="T13">\n</text:span><text:span text:style-name="T5">Исходная матрица:'</text:span>)</text:p>
      <text:p text:style-name="P7"><text:span text:style-name="T6">for</text:span> <text:span text:style-name="T1">i</text:span> <text:span text:style-name="T6">in</text:span> <text:span text:style-name="T3">range</text:span>(<text:span text:style-name="T4">len</text:span>(<text:span text:style-name="T1">matrix</text:span>)):</text:p>
      <text:p text:style-name="P7"><text:span text:style-name="T4">print</text:span>(<text:span text:style-name="T1">matrix</text:span>[<text:span text:style-name="T1">i</text:span>])</text:p>
      <text:p text:style-name="P10"/>
      <text:p text:style-name="P7"><text:span text:style-name="T6">for</text:span> <text:span text:style-name="T1">i</text:span> <text:span text:style-name="T6">in</text:span> <text:span text:style-name="T1">matrix</text:span>:</text:p>
      <text:p text:style-name="P7"><text:span text:style-name="T6">for</text:span> <text:span text:style-name="T1">j</text:span> <text:span text:style-name="T6">in</text:span> <text:span text:style-name="T1">i</text:span>:</text:p>
      <text:p text:style-name="P7"><text:span text:style-name="T6">if</text:span> <text:span text:style-name="T1">j</text:span> <text:span text:style-name="T2">&gt;</text:span> <text:span text:style-name="T7">0</text:span>:</text:p>
      <text:p text:style-name="P7"><text:span text:style-name="T1">flag</text:span> <text:span text:style-name="T2">=</text:span> <text:span text:style-name="T8">True</text:span></text:p>
      <text:p text:style-name="P10"/>
      <text:p text:style-name="P7"><text:span text:style-name="T1">f</text:span><text:span text:style-name="T2">=</text:span> <text:span text:style-name="T4">any</text:span>(<text:span text:style-name="T1">j</text:span><text:span text:style-name="T2">&gt;</text:span><text:span text:style-name="T7">0</text:span> <text:span text:style-name="T6">for</text:span> <text:span text:style-name="T1">j</text:span> <text:span text:style-name="T6">in</text:span> <text:span text:style-name="T1">i</text:span> <text:span text:style-name="T6">for</text:span> <text:span text:style-name="T1">i</text:span> <text:span text:style-name="T6">in</text:span> <text:span text:style-name="T1">matrix</text:span>)</text:p>
      <text:p text:style-name="P7"><text:span text:style-name="T4">print</text:span>(<text:span text:style-name="T8">f</text:span><text:span text:style-name="T5">'Результат: </text:span><text:span text:style-name="T8">{</text:span><text:span text:style-name="T1">f</text:span><text:span text:style-name="T8">}</text:span><text:span text:style-name="T5">'</text:span>)</text:p>
      <text:p text:style-name="P8"/>
      <text:p text:style-name="P8"/>
      <text:p text:style-name="P8"/>
      <text:p text:style-name="P14"/>
      <text:p text:style-name="P8"/>
      <text:p text:style-name="P11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Протокол работы программы:</text:p>
      <text:p text:style-name="P3"/>
      <text:p text:style-name="P5">Введите количество строк матрицы: 3</text:p>
      <text:p text:style-name="P5"/>
      <text:p text:style-name="P5">Исходная матрица:</text:p>
      <text:p text:style-name="P5">[2, -4, -1]</text:p>
      <text:p text:style-name="P5">[1, -2, 1]</text:p>
      <text:p text:style-name="P5">[2, -4, -2]</text:p>
      <text:p text:style-name="P5">Результат: True</text:p>
      <text:p text:style-name="P3"/>
      <text:p text:style-name="P16">Вывод: <text:span text:style-name="T9">в процессе выполнения практического занятия выработал навыки составления</text:span></text:p>
      <text:p text:style-name="P15">программ в IDE PyCharm Community.</text:p>
      <text:p text:style-name="P15">Выполн<text:span text:style-name="T14">ил</text:span> разработк<text:span text:style-name="T14">у</text:span> кода, отладк<text:span text:style-name="T14">у</text:span>, тестирование, оптимизаци<text:span text:style-name="T14">ю</text:span> программного кода.</text:p>
      <text:p text:style-name="P15">Готовые программные коды вылож<text:span text:style-name="T14">ил</text:span>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17:17.557266114</meta:creation-date>
    <dc:date>2024-02-17T15:57:29.152935066</dc:date>
    <meta:editing-duration>PT36M20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32" meta:word-count="152" meta:character-count="1058" meta:non-whitespace-character-count="938"/>
  </office:meta>
</office:document-meta>
</file>